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5.159cm" style:rel-column-width="19936*"/>
    </style:style>
    <style:style style:name="Table1.B" style:family="table-column">
      <style:table-column-properties style:column-width="1.72cm" style:rel-column-width="6645*"/>
    </style:style>
    <style:style style:name="Table1.C" style:family="table-column">
      <style:table-column-properties style:column-width="1.773cm" style:rel-column-width="6849*"/>
    </style:style>
    <style:style style:name="Table1.D" style:family="table-column">
      <style:table-column-properties style:column-width="1.455cm" style:rel-column-width="5623*"/>
    </style:style>
    <style:style style:name="Table1.E" style:family="table-column">
      <style:table-column-properties style:column-width="2.828cm" style:rel-column-width="10925*"/>
    </style:style>
    <style:style style:name="Table1.F" style:family="table-column">
      <style:table-column-properties style:column-width="4.025cm" style:rel-column-width="15557*"/>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start" style:justify-single-word="false"/>
      <style:text-properties style:font-name="Times New Roman" fo:font-size="12pt" style:font-size-asian="12pt" style:font-name-complex="Consolas1"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1" style:family="paragraph" style:parent-style-name="Standard">
      <style:paragraph-properties fo:margin-top="0cm" fo:margin-bottom="0cm" fo:line-height="100%"/>
      <style:text-properties fo:font-weight="bold" style:font-weight-asian="bold" style:font-weight-complex="bold"/>
    </style:style>
    <style:style style:name="P12"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3" style:family="paragraph" style:parent-style-name="Standard">
      <style:paragraph-properties fo:margin-top="0cm" fo:margin-bottom="0cm" fo:line-height="100%" fo:break-before="page"/>
      <style:text-properties fo:font-weight="bold" style:font-weight-asian="bold"/>
    </style:style>
    <style:style style:name="T1" style:family="text">
      <style:text-properties style:font-name="Times New Roman" style:font-name-complex="Consolas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 The communications port requires either 8 bits, no parity, and 1 stop bit, or 7 bits, space parity, and 1 stop bit.</text:p>
      <text:p text:style-name="P5"/>
      <text:p text:style-name="P5">Modbus commands must end with a carriage return character (hex 0D), which can optionally be followed by a linefeed character (hex 0A). All LyteFyba Modbus responses are terminated with a carriage return and a linefeed.</text:p>
      <text:p text:style-name="P5"/>
      <text:p text:style-name="P5">T<text:span text:style-name="T1">he main device address is 247 (although it may be changed in the source code, e.g. 100 for Geli). </text:span>Results are read with function code 3 (read holding registers) only. All results are single register. </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Discharge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Charge Capability</text:p>
          </table:table-cell>
          <table:table-cell table:style-name="Table1.B2" office:value-type="float" office:value="43137">
            <text:p text:style-name="P1">43137</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C@</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Uint16</text:p>
          </table:table-cell>
          <table:table-cell table:style-name="Table1.A2" office:value-type="string">
            <text:p text:style-name="Table_20_Contents">0.1%</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The register numbers above, use the strange Modbus convention whereby you must subtract 40001 to obtain the register address that is actually transmitted. For LyteFyba, this address corresponds to the equivalent plain-text (non-modbus) command, hence the large gaps between the numbers.</text:p>
      <text:p text:style-name="P5">Uint16 = unsigned integer, 16 bits, range 0 to 65535</text:p>
      <text:p text:style-name="P5">Sint16 = signed integer, 16 bits, range -32768 to 32767</text:p>
      <text:p text:style-name="P5"/>
      <text:p text:style-name="P7">It is also possible to address individual Cell Management Units (CMUs), using their cell number as their device address (e.g. 1-16 in a typical 48 V LiFePO4 battery). In this case, the Battery Voltage register contains the cell's voltage in millivolts, and the Maximum Cell Stress register contains the stress bit fields for that cell alone. There is also a broadcast device address, 246 (or one less than the main device address), to which all devices will respond – their responses arriving sequentially.</text:p>
      <text:p text:style-name="P5"/>
      <text:p text:style-name="P8">Maximum Cell Stress bit fields:</text:p>
      <text:p text:style-name="Standard"/>
      <text:p text:style-name="P10"><text:s text:c="6"/>15-7 <text:s text:c="10"/>6 <text:s text:c="8"/>5 <text:s text:c="8"/>4 <text:s text:c="8"/>3 <text:s text:c="8"/>2 <text:s text:c="8"/>1 <text:s text:c="8"/>0</text:p>
      <text:p text:style-name="P10">+------- -------+---------+---------+---------+---------+---------+---------+---------+</text:p>
      <text:p text:style-name="P10">| <text:s text:c="3"/>Always <text:s text:c="4"/>| <text:s/>Comms <text:s/>| <text:s text:c="3"/>Stress type <text:s text:c="3"/>| <text:s text:c="3"/>Stress level (0 to 15 in binary) <text:s text:c="2"/>|</text:p>
      <text:p text:style-name="P10">| <text:s text:c="6"/>0 <text:s text:c="6"/>| <text:s/>error <text:s/>| <text:s text:c="18"/>| <text:s text:c="38"/>|</text:p>
      <text:p text:style-name="P10">+------- -------+---------+---------+---------+---------+---------+---------+---------+</text:p>
      <text:p text:style-name="P10"><text:s text:c="18"/>Treat <text:s text:c="3"/>00 don't ignore <text:s text:c="14"/>0-7 Normal <text:s text:c="2"/></text:p>
      <text:p text:style-name="P10"><text:s text:c="18"/>as <text:s text:c="6"/>01 ignore on discharge <text:s text:c="6"/>8-11 Warning</text:p>
      <text:p text:style-name="P10"><text:s text:c="18"/>stress <text:s text:c="2"/>10 ignore on charge <text:s text:c="8"/>12-15 Alarm</text:p>
      <text:p text:style-name="P10"><text:s text:c="18"/>8 <text:s text:c="7"/>11 all in bypass, and <text:s text:c="6"/>(BMU disconnects battery at 15)</text:p>
      <text:p text:style-name="P10"><text:s text:c="30"/>ignore on discharge</text:p>
      <text:p text:style-name="P13">Cell stress</text:p>
      <text:p text:style-name="P9"/>
      <text:p text:style-name="P9">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9"/>
      <text:p text:style-name="P9">At regular intervals, the first CMU sends its stress level to the second CMU which, like all the remaining CMUs, either passes it on or substitutes its own stress level if this is greater. So the stress level that arrives at the BMU (Battery Management Unit) a few milliseconds later is the stress level of the most stressed cell. The BMU then substitutes a stress level based on the current if this is greater, and makes this available as register 40113 to the system controller. Stress updates can be configured to be as fast as 15 times per second or as slow as one every 1.9 seconds.</text:p>
      <text:p text:style-name="P9"/>
      <text:p text:style-name="P9">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9"/>
      <text:p text:style-name="P9">The system controller, battery management system and battery form a control system. Ideally, but not required, a proportional / integral (PI) control algorithm would be used to control both discharge power (and hence current), and charge power (and hence current; the cells only care about current). That is the reason for the wide range of normal stress levels; a PI control algorithm is able to use these stress levels to better anticipate an alarm condition, resulting in better protection of the cells.</text:p>
      <text:p text:style-name="P9"/>
      <text:p text:style-name="P9">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9"/>
      <text:p text:style-name="P11">End of charge</text:p>
      <text:p text:style-name="P9"/>
      <text:p text:style-name="P9">For the BMS to consider that charging is complete and so resynchronise the coulomb-counting State-of-Charge register at 100%, and to avoid loss of capacity by keeping the cells balanced, the charge current will need to be reduced to a low value after the first cell nears full charge, and it will need to be held there while the other cells come up to the same voltage, which is the voltage at which the bypass resistors turn on. The bypass resistors can bypass a maximum of 0.8 amps.</text:p>
      <text:p text:style-name="P9"/>
      <text:p text:style-name="P9">A PI-control algorithm based on a stress setpoint of 7 would automatically accomplish this. Balancing is complete, and hence charging should be terminated, when the stress-type field of the stress register contains the bit values 11 and the stress-level field contains 7.</text:p>
      <text:p text:style-name="P9"/>
      <text:p text:style-name="P12">– Mike Van Emmerik, 05-Oct-2015 [Device address changed from 247 to 240, 15-Feb-20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6-02-17T09:26:02.69</dc:date>
    <dc:creator>David Keenan</dc:creator>
    <meta:editing-duration>P4DT4H10M10S</meta:editing-duration>
    <meta:editing-cycles>58</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77" meta:word-count="1106" meta:character-count="6838"/>
  </office:meta>
</office:document-meta>
</file>